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48pt" style:font-size-asian="48pt" style:font-size-complex="48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Standard">
      <style:paragraph-properties fo:margin-top="0cm" fo:margin-bottom="0.499cm" fo:text-align="justify" style:justify-single-word="false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font-size="10.5pt" style:font-size-asian="10.5pt" style:font-size-complex="10.5pt"/>
    </style:style>
    <style:style style:name="P6" style:family="paragraph" style:parent-style-name="Standard" style:master-page-name="Standard">
      <style:paragraph-properties fo:margin-top="0cm" fo:margin-bottom="0.499cm" fo:text-align="justify" style:justify-single-word="false" style:page-number="auto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language="es" fo:country="ES" style:font-name-asian="Noto Sans HK1" style:font-name-complex="NewsGot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s Universidades participantes en la Convocatoria ${anyoConvocatoria} de la orden de <text:span text:style-name="T1">24 de julio de 2020</text:span>, para la financiación de proyectos de Cooperación Universitaria para el Desarrollo en países priorizados, investigación o Innovación aplicados a la cooperación internacional para el desarrollo, educación para el Desarrollo, educación para el desarrollo y formación, Formación y Estudios sobre el desarrollo, pueden consultar en la web de la ACCID las Propuestas Definitivas de la Resolución y los anexos, que informan en las entidades que han resultados beneficiarias definitivas en dicho proceso.</text:p>
      <text:p text:style-name="P4">Con el objetivo de poder analizar cuando antes la documentación, para agilizar la resolución de la convocatoria, se requiere a las Universidades que la adelanten enviándola al correo electrónico dga.convocatoria.aacid@juntadeandalucia.es y que la presenten a la mayor brevedad en el Registro de esta Ag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48pt" style:font-size-asian="48pt" style:font-size-complex="48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-0.085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3" draw:name="gráficos2" text:anchor-type="paragraph" svg:y="-0.095cm" svg:width="17.425cm" svg:height="2.489cm" draw:z-index="0"><draw:image xlink:href="Pictures/100002010000080A0000012600BFDB66.png" xlink:type="simple" xlink:show="embed" xlink:actuate="onLoad"/></draw:frame></text:p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15M44S</meta:editing-duration>
    <meta:editing-cycles>231</meta:editing-cycles>
    <meta:generator>OpenOffice/4.1.10$Win32 OpenOffice.org_project/4110m2$Build-9807</meta:generator>
    <dc:date>2021-09-08T14:29:38.14</dc:date>
    <meta:document-statistic meta:table-count="0" meta:image-count="2" meta:object-count="0" meta:page-count="1" meta:paragraph-count="4" meta:word-count="146" meta:character-count="1032"/>
    <meta:user-defined meta:name="Info 1"/>
    <meta:user-defined meta:name="Info 2"/>
    <meta:user-defined meta:name="Info 3"/>
    <meta:user-defined meta:name="Info 4"/>
  </office:meta>
</office:document-meta>
</file>